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7154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7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dddddd" fo:border-left="0.74pt solid #dddddd" fo:border-right="none" fo:border-top="0.74pt solid #dddddd"/>
    </style:style>
    <style:style style:name="ce4" style:family="table-cell" style:parent-style-name="Default">
      <style:table-cell-properties fo:border-bottom="none" fo:background-color="#ffffff" fo:border-left="0.74pt solid #dddddd" fo:border-right="none" fo:border-top="none"/>
    </style:style>
    <style:style style:name="ce5" style:family="table-cell" style:parent-style-name="Default">
      <style:table-cell-properties fo:border-bottom="none" fo:background-color="#dddddd" fo:border-left="0.74pt solid #dddddd" fo:border-right="none" fo:border-top="none"/>
    </style:style>
    <style:style style:name="ce6" style:family="table-cell" style:parent-style-name="Default">
      <style:table-cell-properties fo:border-bottom="0.74pt solid #dddddd" fo:background-color="#dddddd" fo:border-left="0.74pt solid #dddddd" fo:border-right="none" fo:border-top="none"/>
    </style:style>
    <style:style style:name="ce31" style:family="table-cell" style:parent-style-name="Default">
      <style:table-cell-properties fo:background-color="#dddddd"/>
    </style:style>
    <style:style style:name="ce7" style:family="table-cell" style:parent-style-name="Default" style:data-style-name="N2">
      <style:table-cell-properties fo:border-bottom="none" fo:background-color="#dddddd" fo:border-left="none" fo:border-right="none" fo:border-top="0.74pt solid #dddddd"/>
    </style:style>
    <style:style style:name="ce8" style:family="table-cell" style:parent-style-name="Default" style:data-style-name="N2">
      <style:table-cell-properties fo:background-color="#ffffff"/>
    </style:style>
    <style:style style:name="ce34" style:family="table-cell" style:parent-style-name="Default" style:data-style-name="N2">
      <style:table-cell-properties fo:background-color="#dddddd"/>
    </style:style>
    <style:style style:name="ce10" style:family="table-cell" style:parent-style-name="Default" style:data-style-name="N2">
      <style:table-cell-properties fo:border-bottom="0.74pt solid #dddddd" fo:background-color="#dddddd" fo:border-left="none" fo:border-right="none" fo:border-top="none"/>
    </style:style>
    <style:style style:name="ce9" style:family="table-cell" style:parent-style-name="Default" style:data-style-name="N2"/>
    <style:style style:name="ce13" style:family="table-cell" style:parent-style-name="Default" style:data-style-name="N11">
      <style:table-cell-properties fo:background-color="#ffffff"/>
    </style:style>
    <style:style style:name="ce12" style:family="table-cell" style:parent-style-name="Default" style:data-style-name="N11">
      <style:table-cell-properties fo:border-bottom="none" fo:background-color="#dddddd" fo:border-left="none" fo:border-right="none" fo:border-top="0.74pt solid #dddddd"/>
    </style:style>
    <style:style style:name="ce39" style:family="table-cell" style:parent-style-name="Default" style:data-style-name="N11">
      <style:table-cell-properties fo:background-color="#dddddd"/>
    </style:style>
    <style:style style:name="ce15" style:family="table-cell" style:parent-style-name="Default" style:data-style-name="N11">
      <style:table-cell-properties fo:border-bottom="0.74pt solid #dddddd" fo:background-color="#dddddd" fo:border-left="none" fo:border-right="none" fo:border-top="none"/>
    </style:style>
    <style:style style:name="ce14" style:family="table-cell" style:parent-style-name="Default" style:data-style-name="N11"/>
    <style:style style:name="ce16" style:family="table-cell" style:parent-style-name="Default" style:data-style-name="N11">
      <style:table-cell-properties fo:border-bottom="none" fo:background-color="#dddddd" fo:border-left="none" fo:border-right="none" fo:border-top="0.74pt solid #dddddd"/>
      <style:map style:condition="cell-content()=MAX([$Sheet1.$D$3:.$D$9])" style:apply-style-name="Good" style:base-cell-address="Sheet1.D3"/>
    </style:style>
    <style:style style:name="ce17" style:family="table-cell" style:parent-style-name="Default" style:data-style-name="N11">
      <style:table-cell-properties fo:background-color="#ffffff"/>
      <style:map style:condition="cell-content()=MAX([$Sheet1.$D$3:.$D$9])" style:apply-style-name="Good" style:base-cell-address="Sheet1.D3"/>
    </style:style>
    <style:style style:name="ce18" style:family="table-cell" style:parent-style-name="Default" style:data-style-name="N11">
      <style:table-cell-properties fo:background-color="#dddddd"/>
      <style:map style:condition="cell-content()=MAX([$Sheet1.$D$3:.$D$9])" style:apply-style-name="Good" style:base-cell-address="Sheet1.D3"/>
    </style:style>
    <style:style style:name="ce45" style:family="table-cell" style:parent-style-name="Default" style:data-style-name="N11">
      <style:table-cell-properties fo:background-color="#dddddd"/>
      <style:map style:condition="cell-content()=MAX([$Sheet1.$D$14:.$D$20])" style:apply-style-name="Good" style:base-cell-address="Sheet1.D14"/>
    </style:style>
    <style:style style:name="ce46" style:family="table-cell" style:parent-style-name="Default" style:data-style-name="N11">
      <style:map style:condition="cell-content()=MAX([$Sheet1.$D$14:.$D$20])" style:apply-style-name="Good" style:base-cell-address="Sheet1.D14"/>
    </style:style>
    <style:style style:name="ce47" style:family="table-cell" style:parent-style-name="Default" style:data-style-name="N11">
      <style:table-cell-properties fo:background-color="#ffffff"/>
      <style:map style:condition="cell-content()=MAX([$Sheet1.$D$14:.$D$20])" style:apply-style-name="Good" style:base-cell-address="Sheet1.D14"/>
    </style:style>
    <style:style style:name="ce19" style:family="table-cell" style:parent-style-name="Default">
      <style:table-cell-properties fo:border-bottom="none" fo:background-color="#dddddd" fo:border-left="none" fo:border-right="none" fo:border-top="0.74pt solid #dddddd"/>
    </style:style>
    <style:style style:name="ce20" style:family="table-cell" style:parent-style-name="Default">
      <style:table-cell-properties fo:border-bottom="0.74pt solid #dddddd" fo:background-color="#dddddd" fo:border-left="none" fo:border-right="none" fo:border-top="none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">
      <style:table-cell-properties fo:background-color="#dddddd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fo:background-color="#ffffff"/>
    </style:style>
    <style:style style:name="ce54" style:family="table-cell" style:parent-style-name="Default" style:data-style-name="N11">
      <style:table-cell-properties fo:border-bottom="none" fo:background-color="#dddddd" fo:border-left="none" fo:border-right="none" fo:border-top="0.74pt solid #dddddd"/>
      <style:map style:condition="cell-content()=MAX([$Sheet1.$H$3:.$H$9])" style:apply-style-name="Good" style:base-cell-address="Sheet1.H3"/>
    </style:style>
    <style:style style:name="ce55" style:family="table-cell" style:parent-style-name="Default" style:data-style-name="N11">
      <style:table-cell-properties fo:background-color="#ffffff"/>
      <style:map style:condition="cell-content()=MAX([$Sheet1.$H$3:.$H$9])" style:apply-style-name="Good" style:base-cell-address="Sheet1.H3"/>
    </style:style>
    <style:style style:name="ce56" style:family="table-cell" style:parent-style-name="Default" style:data-style-name="N11">
      <style:table-cell-properties fo:background-color="#dddddd"/>
      <style:map style:condition="cell-content()=MAX([$Sheet1.$H$3:.$H$9])" style:apply-style-name="Good" style:base-cell-address="Sheet1.H3"/>
    </style:style>
    <style:style style:name="ce57" style:family="table-cell" style:parent-style-name="Default" style:data-style-name="N11">
      <style:table-cell-properties fo:background-color="#dddddd"/>
      <style:map style:condition="cell-content()=MAX([$Sheet1.$H$14:.$H$20])" style:apply-style-name="Good" style:base-cell-address="Sheet1.H14"/>
    </style:style>
    <style:style style:name="ce58" style:family="table-cell" style:parent-style-name="Default" style:data-style-name="N11">
      <style:map style:condition="cell-content()=MAX([$Sheet1.$H$14:.$H$20])" style:apply-style-name="Good" style:base-cell-address="Sheet1.H14"/>
    </style:style>
    <style:style style:name="ce59" style:family="table-cell" style:parent-style-name="Default" style:data-style-name="N11">
      <style:table-cell-properties fo:background-color="#ffffff"/>
      <style:map style:condition="cell-content()=MAX([$Sheet1.$H$14:.$H$20])" style:apply-style-name="Good" style:base-cell-address="Sheet1.H14"/>
    </style:style>
    <style:style style:name="ce60" style:family="table-cell" style:parent-style-name="Default" style:data-style-name="N11">
      <style:table-cell-properties fo:border-bottom="none" fo:background-color="#dddddd" fo:border-left="none" fo:border-right="0.74pt solid #dddddd" fo:border-top="0.74pt solid #dddddd"/>
      <style:map style:condition="cell-content()=MAX([$Sheet1.$L$3:.$L$9])" style:apply-style-name="Good" style:base-cell-address="Sheet1.L3"/>
    </style:style>
    <style:style style:name="ce61" style:family="table-cell" style:parent-style-name="Default" style:data-style-name="N11">
      <style:table-cell-properties fo:border-bottom="none" fo:background-color="#ffffff" fo:border-left="none" fo:border-right="0.74pt solid #dddddd" fo:border-top="none"/>
      <style:map style:condition="cell-content()=MAX([$Sheet1.$L$3:.$L$9])" style:apply-style-name="Good" style:base-cell-address="Sheet1.L3"/>
    </style:style>
    <style:style style:name="ce62" style:family="table-cell" style:parent-style-name="Default" style:data-style-name="N11">
      <style:table-cell-properties fo:border-bottom="none" fo:background-color="#dddddd" fo:border-left="none" fo:border-right="0.74pt solid #dddddd" fo:border-top="none"/>
      <style:map style:condition="cell-content()=MAX([$Sheet1.$L$3:.$L$9])" style:apply-style-name="Good" style:base-cell-address="Sheet1.L3"/>
    </style:style>
    <style:style style:name="ce25" style:family="table-cell" style:parent-style-name="Default">
      <style:table-cell-properties fo:border-bottom="none" fo:background-color="#ffffff" fo:border-left="none" fo:border-right="0.74pt solid #dddddd" fo:border-top="none"/>
    </style:style>
    <style:style style:name="ce26" style:family="table-cell" style:parent-style-name="Default" style:data-style-name="N11">
      <style:table-cell-properties fo:border-bottom="0.74pt solid #dddddd" fo:background-color="#dddddd" fo:border-left="none" fo:border-right="0.74pt solid #dddddd" fo:border-top="none"/>
    </style:style>
    <style:style style:name="ce65" style:family="table-cell" style:parent-style-name="Default" style:data-style-name="N11">
      <style:table-cell-properties fo:background-color="#dddddd"/>
      <style:map style:condition="cell-content()=MAX([$Sheet1.$L$14:.$L$20])" style:apply-style-name="Good" style:base-cell-address="Sheet1.L14"/>
    </style:style>
    <style:style style:name="ce66" style:family="table-cell" style:parent-style-name="Default" style:data-style-name="N11">
      <style:table-cell-properties fo:background-color="#ffffff"/>
      <style:map style:condition="cell-content()=MAX([$Sheet1.$L$14:.$L$20])" style:apply-style-name="Good" style:base-cell-address="Sheet1.L14"/>
    </style:style>
    <style:style style:name="ce67" style:family="table-cell" style:parent-style-name="Default" style:data-style-name="N11">
      <style:table-cell-properties fo:border-bottom="none" fo:background-color="#dddddd" fo:border-left="none" fo:border-right="0.74pt solid #dddddd" fo:border-top="0.74pt solid #dddddd"/>
      <style:map style:condition="cell-content()=MAX([$Sheet1.$L$3:.$L$9])" style:apply-style-name="Good" style:base-cell-address="Sheet1.L3"/>
    </style:style>
    <style:style style:name="ce68" style:family="table-cell" style:parent-style-name="Default" style:data-style-name="N11">
      <style:table-cell-properties fo:border-bottom="none" fo:background-color="#ffffff" fo:border-left="none" fo:border-right="0.74pt solid #dddddd" fo:border-top="none"/>
      <style:map style:condition="cell-content()=MAX([$Sheet1.$L$3:.$L$9])" style:apply-style-name="Good" style:base-cell-address="Sheet1.L3"/>
    </style:style>
    <style:style style:name="ce69" style:family="table-cell" style:parent-style-name="Default" style:data-style-name="N11">
      <style:table-cell-properties fo:border-bottom="none" fo:background-color="#dddddd" fo:border-left="none" fo:border-right="0.74pt solid #dddddd" fo:border-top="none"/>
      <style:map style:condition="cell-content()=MAX([$Sheet1.$L$3:.$L$9])" style:apply-style-name="Good" style:base-cell-address="Sheet1.L3"/>
    </style:style>
    <style:style style:name="ce70" style:family="table-cell" style:parent-style-name="Default" style:data-style-name="N11">
      <style:table-cell-properties fo:background-color="#dddddd"/>
      <style:map style:condition="cell-content()=MAX([$Sheet1.$L$14:.$L$20])" style:apply-style-name="Good" style:base-cell-address="Sheet1.L14"/>
    </style:style>
    <style:style style:name="ce71" style:family="table-cell" style:parent-style-name="Default" style:data-style-name="N11">
      <style:table-cell-properties fo:background-color="#ffffff"/>
      <style:map style:condition="cell-content()=MAX([$Sheet1.$L$14:.$L$20])" style:apply-style-name="Good" style:base-cell-address="Sheet1.L1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6" table:number-columns-repeated="998" table:default-cell-style-name="ce2"/>
        <table:table-row table:style-name="ro1">
          <table:table-cell table:number-columns-repeated="2"/>
          <table:table-cell office:value-type="string" calcext:value-type="string">
            <text:p>Current Point</text:p>
          </table:table-cell>
          <table:table-cell table:number-columns-repeated="3"/>
          <table:table-cell office:value-type="string" calcext:value-type="string">
            <text:p>Current Point</text:p>
          </table:table-cell>
          <table:table-cell table:number-columns-repeated="3"/>
          <table:table-cell office:value-type="string" calcext:value-type="string">
            <text:p>Current Point</text:p>
          </table:table-cell>
          <table:table-cell table:number-columns-repeated="3"/>
          <table:table-cell office:value-type="string" calcext:value-type="string">
            <text:p>Current Poin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tortion</text:p>
          </table:table-cell>
          <table:table-cell/>
          <table:table-cell table:style-name="ce13"/>
          <table:table-cell/>
          <table:table-cell office:value-type="string" calcext:value-type="string">
            <text:p>Distortion</text:p>
          </table:table-cell>
          <table:table-cell table:style-name="ce11"/>
          <table:table-cell table:style-name="ce13"/>
          <table:table-cell/>
          <table:table-cell office:value-type="string" calcext:value-type="string">
            <text:p>Distortion</text:p>
          </table:table-cell>
          <table:table-cell/>
          <table:table-cell table:style-name="ce13"/>
          <table:table-cell/>
          <table:table-cell office:value-type="string" calcext:value-type="string">
            <text:p>Distortion</text:p>
          </table:table-cell>
          <table:table-cell/>
          <table:table-cell table:style-name="ce13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.4577" calcext:value-type="float">
            <text:p>3.46</text:p>
          </table:table-cell>
          <table:table-cell table:style-name="ce12" table:formula="of:=([.B3]-[.B4])/[.B3]" office:value-type="percentage" office:value="0.488474997830928" calcext:value-type="percentage">
            <text:p>48.85%</text:p>
          </table:table-cell>
          <table:table-cell table:style-name="ce16" table:formula="of:=([.C3]-[.C4])/[.C3]" office:value-type="percentage" office:value="-0.026313857809619" calcext:value-type="percentage">
            <text:p>-2.63%</text:p>
          </table:table-cell>
          <table:table-cell table:style-name="ce19" office:value-type="float" office:value="1" calcext:value-type="float">
            <text:p>1</text:p>
          </table:table-cell>
          <table:table-cell table:style-name="ce7" office:value-type="float" office:value="1908.24358131649" calcext:value-type="float">
            <text:p>1908.24</text:p>
          </table:table-cell>
          <table:table-cell table:style-name="ce12" table:formula="of:=([.F3]-[.F4])/[.F3]" office:value-type="percentage" office:value="0.271768558735916" calcext:value-type="percentage">
            <text:p>27.18%</text:p>
          </table:table-cell>
          <table:table-cell table:style-name="ce54" table:formula="of:=([.G3]-[.G4])/[.G3]" office:value-type="percentage" office:value="0.160164264035649" calcext:value-type="percentage">
            <text:p>16.02%</text:p>
          </table:table-cell>
          <table:table-cell table:style-name="ce19" office:value-type="float" office:value="1" calcext:value-type="float">
            <text:p>1</text:p>
          </table:table-cell>
          <table:table-cell table:style-name="ce7" office:value-type="float" office:value="1981.31" calcext:value-type="float">
            <text:p>1981.31</text:p>
          </table:table-cell>
          <table:table-cell table:style-name="ce12" table:formula="of:=([.J3]-[.J4])/[.J3]" office:value-type="percentage" office:value="0.257980830864428" calcext:value-type="percentage">
            <text:p>25.80%</text:p>
          </table:table-cell>
          <table:table-cell table:style-name="ce60" table:formula="of:=([.K3]-[.K4])/[.K3]" office:value-type="percentage" office:value="0.00855756986082853" calcext:value-type="percentage">
            <text:p>0.86%</text:p>
          </table:table-cell>
          <table:table-cell table:style-name="ce19" office:value-type="float" office:value="1" calcext:value-type="float">
            <text:p>1</text:p>
          </table:table-cell>
          <table:table-cell table:style-name="ce7" office:value-type="float" office:value="57706.1374859296" calcext:value-type="float">
            <text:p>57706.14</text:p>
          </table:table-cell>
          <table:table-cell table:style-name="ce12" table:formula="of:=([.N3]-[.N4])/[.N3]" office:value-type="percentage" office:value="0.226413594853511" calcext:value-type="percentage">
            <text:p>22.64%</text:p>
          </table:table-cell>
          <table:table-cell table:style-name="ce67" table:formula="of:=([.O3]-[.O4])/[.O3]" office:value-type="percentage" office:value="0.0691182547089417" calcext:value-type="percentage">
            <text:p>6.91%</text:p>
          </table:table-cell>
          <table:table-cell table:style-name="ce31" table:number-columns-repeated="99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float" office:value="1.7687" calcext:value-type="float">
            <text:p>1.77</text:p>
          </table:table-cell>
          <table:table-cell table:style-name="ce13" table:formula="of:=([.B4]-[.B5])/[.B4]" office:value-type="percentage" office:value="0.501328659467405" calcext:value-type="percentage">
            <text:p>50.13%</text:p>
          </table:table-cell>
          <table:table-cell table:style-name="ce17" table:formula="of:=([.C4]-[.C5])/[.C4]" office:value-type="percentage" office:value="0.721149158885388" calcext:value-type="percentage">
            <text:p>72.11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89.64297350504" calcext:value-type="float">
            <text:p>1389.64</text:p>
          </table:table-cell>
          <table:table-cell table:style-name="ce13" table:formula="of:=([.F4]-[.F5])/[.F4]" office:value-type="percentage" office:value="0.228240947537949" calcext:value-type="percentage">
            <text:p>22.82%</text:p>
          </table:table-cell>
          <table:table-cell table:style-name="ce55" table:formula="of:=([.G4]-[.G5])/[.G4]" office:value-type="percentage" office:value="0.131136237854249" calcext:value-type="percentage">
            <text:p>13.11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470.17" calcext:value-type="float">
            <text:p>1470.17</text:p>
          </table:table-cell>
          <table:table-cell table:style-name="ce13" table:formula="of:=([.J4]-[.J5])/[.J4]" office:value-type="percentage" office:value="0.255773141881551" calcext:value-type="percentage">
            <text:p>25.58%</text:p>
          </table:table-cell>
          <table:table-cell table:style-name="ce61" table:formula="of:=([.K4]-[.K5])/[.K4]" office:value-type="percentage" office:value="0.0921975186530647" calcext:value-type="percentage">
            <text:p>9.22%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4640.6834526294" calcext:value-type="float">
            <text:p>44640.68</text:p>
          </table:table-cell>
          <table:table-cell table:style-name="ce13" table:formula="of:=([.N4]-[.N5])/[.N4]" office:value-type="percentage" office:value="0.210764282334859" calcext:value-type="percentage">
            <text:p>21.08%</text:p>
          </table:table-cell>
          <table:table-cell table:style-name="ce68" table:formula="of:=([.O4]-[.O5])/[.O4]" office:value-type="percentage" office:value="0.103060985340244" calcext:value-type="percentage">
            <text:p>10.31%</text:p>
          </table:table-cell>
          <table:table-cell table:number-columns-repeated="99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34" office:value-type="float" office:value="0.882" calcext:value-type="float">
            <text:p>0.88</text:p>
          </table:table-cell>
          <table:table-cell table:style-name="ce39" table:formula="of:=([.B5]-[.B6])/[.B5]" office:value-type="percentage" office:value="0.139795918367347" calcext:value-type="percentage">
            <text:p>13.98%</text:p>
          </table:table-cell>
          <table:table-cell table:style-name="ce18" table:formula="of:=([.C5]-[.C6])/[.C5]" office:value-type="percentage" office:value="0.102421641320777" calcext:value-type="percentage">
            <text:p>10.24%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1072.4695444928" calcext:value-type="float">
            <text:p>1072.47</text:p>
          </table:table-cell>
          <table:table-cell table:style-name="ce39" table:formula="of:=([.F5]-[.F6])/[.F5]" office:value-type="percentage" office:value="0.198310288353533" calcext:value-type="percentage">
            <text:p>19.83%</text:p>
          </table:table-cell>
          <table:table-cell table:style-name="ce56" table:formula="of:=([.G5]-[.G6])/[.G5]" office:value-type="percentage" office:value="0.465244614608496" calcext:value-type="percentage">
            <text:p>46.52%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1094.14" calcext:value-type="float">
            <text:p>1094.14</text:p>
          </table:table-cell>
          <table:table-cell table:style-name="ce39" table:formula="of:=([.J5]-[.J6])/[.J5]" office:value-type="percentage" office:value="0.232191492861974" calcext:value-type="percentage">
            <text:p>23.22%</text:p>
          </table:table-cell>
          <table:table-cell table:style-name="ce62" table:formula="of:=([.K5]-[.K6])/[.K5]" office:value-type="percentage" office:value="0.591155111170283" calcext:value-type="percentage">
            <text:p>59.12%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35232.0218417983" calcext:value-type="float">
            <text:p>35232.02</text:p>
          </table:table-cell>
          <table:table-cell table:style-name="ce39" table:formula="of:=([.N5]-[.N6])/[.N5]" office:value-type="percentage" office:value="0.189042707722899" calcext:value-type="percentage">
            <text:p>18.90%</text:p>
          </table:table-cell>
          <table:table-cell table:style-name="ce69" table:formula="of:=([.O5]-[.O6])/[.O5]" office:value-type="percentage" office:value="0.531648970508517" calcext:value-type="percentage">
            <text:p>53.16%</text:p>
          </table:table-cell>
          <table:table-cell table:style-name="ce31" table:number-columns-repeated="99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float" office:value="0.7587" calcext:value-type="float">
            <text:p>0.76</text:p>
          </table:table-cell>
          <table:table-cell table:style-name="ce13" table:formula="of:=([.B6]-[.B7])/[.B6]" office:value-type="percentage" office:value="0.125477790958218" calcext:value-type="percentage">
            <text:p>12.55%</text:p>
          </table:table-cell>
          <table:table-cell table:style-name="ce17" table:formula="of:=([.C6]-[.C7])/[.C6]" office:value-type="percentage" office:value="0.0078616073407483" calcext:value-type="percentage">
            <text:p>0.79%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59.787799874048" calcext:value-type="float">
            <text:p>859.79</text:p>
          </table:table-cell>
          <table:table-cell table:style-name="ce13" table:formula="of:=([.F6]-[.F7])/[.F6]" office:value-type="percentage" office:value="0.106047494675594" calcext:value-type="percentage">
            <text:p>10.60%</text:p>
          </table:table-cell>
          <table:table-cell table:style-name="ce55" table:formula="of:=([.G6]-[.G7])/[.G6]" office:value-type="percentage" office:value="0.319244228336025" calcext:value-type="percentage">
            <text:p>31.92%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40.09" calcext:value-type="float">
            <text:p>840.09</text:p>
          </table:table-cell>
          <table:table-cell table:style-name="ce13" table:formula="of:=([.J6]-[.J7])/[.J6]" office:value-type="percentage" office:value="0.0949303050863598" calcext:value-type="percentage">
            <text:p>9.49%</text:p>
          </table:table-cell>
          <table:table-cell table:style-name="ce61" table:formula="of:=([.K6]-[.K7])/[.K6]" office:value-type="percentage" office:value="0.209884363726736" calcext:value-type="percentage">
            <text:p>20.99%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8571.6650342724" calcext:value-type="float">
            <text:p>28571.67</text:p>
          </table:table-cell>
          <table:table-cell table:style-name="ce13" table:formula="of:=([.N6]-[.N7])/[.N6]" office:value-type="percentage" office:value="0.0885383467798772" calcext:value-type="percentage">
            <text:p>8.85%</text:p>
          </table:table-cell>
          <table:table-cell table:style-name="ce68" table:formula="of:=([.O6]-[.O7])/[.O6]" office:value-type="percentage" office:value="0.0713037369183401" calcext:value-type="percentage">
            <text:p>7.13%</text:p>
          </table:table-cell>
          <table:table-cell table:number-columns-repeated="99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4" office:value-type="float" office:value="0.6635" calcext:value-type="float">
            <text:p>0.66</text:p>
          </table:table-cell>
          <table:table-cell table:style-name="ce39" table:formula="of:=([.B7]-[.B8])/[.B7]" office:value-type="percentage" office:value="0.12449133383572" calcext:value-type="percentage">
            <text:p>12.45%</text:p>
          </table:table-cell>
          <table:table-cell table:style-name="ce18" table:formula="of:=([.C7]-[.C8])/[.C7]" office:value-type="percentage" office:value="0.0112976982781628" calcext:value-type="percentage">
            <text:p>1.13%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68.609457744765" calcext:value-type="float">
            <text:p>768.61</text:p>
          </table:table-cell>
          <table:table-cell table:style-name="ce39" table:formula="of:=([.F7]-[.F8])/[.F7]" office:value-type="percentage" office:value="0.0721924440709154" calcext:value-type="percentage">
            <text:p>7.22%</text:p>
          </table:table-cell>
          <table:table-cell table:style-name="ce56" table:formula="of:=([.G7]-[.G8])/[.G7]" office:value-type="percentage" office:value="-0.363047903056289" calcext:value-type="percentage">
            <text:p>-36.30%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60.34" calcext:value-type="float">
            <text:p>760.34</text:p>
          </table:table-cell>
          <table:table-cell table:style-name="ce39" table:formula="of:=([.J7]-[.J8])/[.J7]" office:value-type="percentage" office:value="0.0750059184049242" calcext:value-type="percentage">
            <text:p>7.50%</text:p>
          </table:table-cell>
          <table:table-cell table:style-name="ce62" table:formula="of:=([.K7]-[.K8])/[.K7]" office:value-type="percentage" office:value="-0.115020095615456" calcext:value-type="percentage">
            <text:p>-11.50%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6041.9770473895" calcext:value-type="float">
            <text:p>26041.98</text:p>
          </table:table-cell>
          <table:table-cell table:style-name="ce39" table:formula="of:=([.N7]-[.N8])/[.N7]" office:value-type="percentage" office:value="0.0822252317939001" calcext:value-type="percentage">
            <text:p>8.22%</text:p>
          </table:table-cell>
          <table:table-cell table:style-name="ce69" table:formula="of:=([.O7]-[.O8])/[.O7]" office:value-type="percentage" office:value="0.0592013189460372" calcext:value-type="percentage">
            <text:p>5.92%</text:p>
          </table:table-cell>
          <table:table-cell table:style-name="ce31" table:number-columns-repeated="99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0.5809" calcext:value-type="float">
            <text:p>0.58</text:p>
          </table:table-cell>
          <table:table-cell table:style-name="ce13" table:formula="of:=([.B8]-[.B9])/[.B8]" office:value-type="percentage" office:value="0.123084868307798" calcext:value-type="percentage">
            <text:p>12.31%</text:p>
          </table:table-cell>
          <table:table-cell table:style-name="ce17" table:formula="of:=([.C8]-[.C9])/[.C8]" office:value-type="percentage" office:value="-0.322181038435458" calcext:value-type="percentage">
            <text:p>-32.22%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13.121662454149" calcext:value-type="float">
            <text:p>713.12</text:p>
          </table:table-cell>
          <table:table-cell table:style-name="ce13" table:formula="of:=([.F8]-[.F9])/[.F8]" office:value-type="percentage" office:value="0.0984017595073696" calcext:value-type="percentage">
            <text:p>9.84%</text:p>
          </table:table-cell>
          <table:table-cell table:style-name="ce55" table:formula="of:=([.G8]-[.G9])/[.G8]" office:value-type="percentage" office:value="0.0712085487123076" calcext:value-type="percentage">
            <text:p>7.12%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03.31" calcext:value-type="float">
            <text:p>703.31</text:p>
          </table:table-cell>
          <table:table-cell table:style-name="ce13" table:formula="of:=([.J8]-[.J9])/[.J8]" office:value-type="percentage" office:value="0.0836331063115837" calcext:value-type="percentage">
            <text:p>8.36%</text:p>
          </table:table-cell>
          <table:table-cell table:style-name="ce61" table:formula="of:=([.K8]-[.K9])/[.K8]" office:value-type="percentage" office:value="0.273478832351719" calcext:value-type="percentage">
            <text:p>27.35%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3900.6694482965" calcext:value-type="float">
            <text:p>23900.67</text:p>
          </table:table-cell>
          <table:table-cell table:style-name="ce13" table:formula="of:=([.N8]-[.N9])/[.N8]" office:value-type="percentage" office:value="0.0773573896210575" calcext:value-type="percentage">
            <text:p>7.74%</text:p>
          </table:table-cell>
          <table:table-cell table:style-name="ce68" table:formula="of:=([.O8]-[.O9])/[.O8]" office:value-type="percentage" office:value="0.039145804706243" calcext:value-type="percentage">
            <text:p>3.91%</text:p>
          </table:table-cell>
          <table:table-cell table:number-columns-repeated="99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34" office:value-type="float" office:value="0.5094" calcext:value-type="float">
            <text:p>0.51</text:p>
          </table:table-cell>
          <table:table-cell table:style-name="ce39" table:formula="of:=([.B9]-[.B10])/[.B9]" office:value-type="percentage" office:value="0.162740478994896" calcext:value-type="percentage">
            <text:p>16.27%</text:p>
          </table:table-cell>
          <table:table-cell table:style-name="ce18" table:formula="of:=([.C9]-[.C10])/[.C9]" office:value-type="percentage" office:value="-0.342768940106373" calcext:value-type="percentage">
            <text:p>-34.28%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642.94923612584" calcext:value-type="float">
            <text:p>642.95</text:p>
          </table:table-cell>
          <table:table-cell table:style-name="ce39" table:formula="of:=([.F9]-[.F10])/[.F9]" office:value-type="percentage" office:value="0.0913947130221123" calcext:value-type="percentage">
            <text:p>9.14%</text:p>
          </table:table-cell>
          <table:table-cell table:style-name="ce56" table:formula="of:=([.G9]-[.G10])/[.G9]" office:value-type="percentage" office:value="0.23240400720728" calcext:value-type="percentage">
            <text:p>23.24%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644.49" calcext:value-type="float">
            <text:p>644.49</text:p>
          </table:table-cell>
          <table:table-cell table:style-name="ce39" table:formula="of:=([.J9]-[.J10])/[.J9]" office:value-type="percentage" office:value="0.0607612220515446" calcext:value-type="percentage">
            <text:p>6.08%</text:p>
          </table:table-cell>
          <table:table-cell table:style-name="ce62" table:formula="of:=([.K9]-[.K10])/[.K9]" office:value-type="percentage" office:value="-0.232443506996" calcext:value-type="percentage">
            <text:p>-23.24%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22051.7760495805" calcext:value-type="float">
            <text:p>22051.78</text:p>
          </table:table-cell>
          <table:table-cell table:style-name="ce39" table:formula="of:=([.N9]-[.N10])/[.N9]" office:value-type="percentage" office:value="0.0743291723543669" calcext:value-type="percentage">
            <text:p>7.43%</text:p>
          </table:table-cell>
          <table:table-cell table:style-name="ce69" table:formula="of:=([.O9]-[.O10])/[.O9]" office:value-type="percentage" office:value="0.0928819800885847" calcext:value-type="percentage">
            <text:p>9.29%</text:p>
          </table:table-cell>
          <table:table-cell table:style-name="ce31" table:number-columns-repeated="99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float" office:value="0.4265" calcext:value-type="float">
            <text:p>0.43</text:p>
          </table:table-cell>
          <table:table-cell table:style-name="ce13" table:formula="of:=([.B10]-[.B11])/[.B10]" office:value-type="percentage" office:value="0.21852286049238" calcext:value-type="percentage">
            <text:p>21.85%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584.187075202333" calcext:value-type="float">
            <text:p>584.19</text:p>
          </table:table-cell>
          <table:table-cell table:style-name="ce13" table:formula="of:=([.F10]-[.F11])/[.F10]" office:value-type="percentage" office:value="0.070154215478214" calcext:value-type="percentage">
            <text:p>7.02%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605.33" calcext:value-type="float">
            <text:p>605.33</text:p>
          </table:table-cell>
          <table:table-cell table:style-name="ce13" table:formula="of:=([.J10]-[.J11])/[.J10]" office:value-type="percentage" office:value="0.0748847735945683" calcext:value-type="percentage">
            <text:p>7.49%</text:p>
          </table:table-cell>
          <table:table-cell table:style-name="ce25"/>
          <table:table-cell office:value-type="float" office:value="8" calcext:value-type="float">
            <text:p>8</text:p>
          </table:table-cell>
          <table:table-cell table:style-name="ce8" office:value-type="float" office:value="20412.6857868714" calcext:value-type="float">
            <text:p>20412.69</text:p>
          </table:table-cell>
          <table:table-cell table:style-name="ce13" table:formula="of:=([.N10]-[.N11])/[.N10]" office:value-type="percentage" office:value="0.0674253316477476" calcext:value-type="percentage">
            <text:p>6.74%</text:p>
          </table:table-cell>
          <table:table-cell table:style-name="ce25"/>
          <table:table-cell table:number-columns-repeated="99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float" office:value="0.3333" calcext:value-type="float">
            <text:p>0.33</text:p>
          </table:table-cell>
          <table:table-cell table:style-name="ce15"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float" office:value="543.203889249001" calcext:value-type="float">
            <text:p>543.20</text:p>
          </table:table-cell>
          <table:table-cell table:style-name="ce15"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float" office:value="560" calcext:value-type="float">
            <text:p>560.00</text:p>
          </table:table-cell>
          <table:table-cell table:style-name="ce15"/>
          <table:table-cell table:style-name="ce26"/>
          <table:table-cell table:style-name="ce20" office:value-type="float" office:value="9" calcext:value-type="float">
            <text:p>9</text:p>
          </table:table-cell>
          <table:table-cell table:style-name="ce10" office:value-type="float" office:value="19036.3536778703" calcext:value-type="float">
            <text:p>19036.35</text:p>
          </table:table-cell>
          <table:table-cell table:style-name="ce15"/>
          <table:table-cell table:style-name="ce26"/>
          <table:table-cell table:style-name="ce31" table:number-columns-repeated="996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8"/>
        </table:table-row>
        <table:table-row table:style-name="ro1">
          <table:table-cell office:value-type="string" calcext:value-type="string">
            <text:p>Inertia</text:p>
          </table:table-cell>
          <table:table-cell table:style-name="ce9"/>
          <table:table-cell table:number-columns-repeated="2"/>
          <table:table-cell table:style-name="Default" office:value-type="string" calcext:value-type="string">
            <text:p>Inertia</text:p>
          </table:table-cell>
          <table:table-cell table:style-name="ce9"/>
          <table:table-cell table:number-columns-repeated="2"/>
          <table:table-cell office:value-type="string" calcext:value-type="string">
            <text:p>Inertia</text:p>
          </table:table-cell>
          <table:table-cell table:style-name="ce8"/>
          <table:table-cell table:number-columns-repeated="2"/>
          <table:table-cell office:value-type="string" calcext:value-type="string">
            <text:p>Inertia</text:p>
          </table:table-cell>
          <table:table-cell table:style-name="ce8"/>
          <table:table-cell table:number-columns-repeated="265"/>
          <table:table-cell table:style-name="Default" table:number-columns-repeated="733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4" office:value-type="float" office:value="217.6471" calcext:value-type="float">
            <text:p>217.65</text:p>
          </table:table-cell>
          <table:table-cell table:style-name="ce39" table:formula="of:=([.B14]-[.B15])/[.B14]" office:value-type="percentage" office:value="0.685598383805711" calcext:value-type="percentage">
            <text:p>68.56%</text:p>
          </table:table-cell>
          <table:table-cell table:style-name="ce45" table:formula="of:=([.C14]-[.C15])/[.C14]" office:value-type="percentage" office:value="-0.11266150554009" calcext:value-type="percentage">
            <text:p>-11.27%</text:p>
          </table:table-cell>
          <table:table-cell table:style-name="ce31" office:value-type="float" office:value="1" calcext:value-type="float">
            <text:p>1</text:p>
          </table:table-cell>
          <table:table-cell table:style-name="ce51" office:value-type="float" office:value="404038835.23" calcext:value-type="float">
            <text:p>404038835</text:p>
          </table:table-cell>
          <table:table-cell table:style-name="ce39" table:formula="of:=([.F14]-[.F15])/[.F14]" office:value-type="percentage" office:value="0.430845671151264" calcext:value-type="percentage">
            <text:p>43.08%</text:p>
          </table:table-cell>
          <table:table-cell table:style-name="ce57" table:formula="of:=([.G14]-[.G15])/[.G14]" office:value-type="percentage" office:value="0.0722738141865067" calcext:value-type="percentage">
            <text:p>7.23%</text:p>
          </table:table-cell>
          <table:table-cell table:style-name="ce31" office:value-type="float" office:value="1" calcext:value-type="float">
            <text:p>1</text:p>
          </table:table-cell>
          <table:table-cell table:style-name="ce51" office:value-type="float" office:value="439492131.5" calcext:value-type="float">
            <text:p>439492132</text:p>
          </table:table-cell>
          <table:table-cell table:style-name="ce39" table:formula="of:=([.J14]-[.J15])/[.J14]" office:value-type="percentage" office:value="0.418428674507452" calcext:value-type="percentage">
            <text:p>41.84%</text:p>
          </table:table-cell>
          <table:table-cell table:style-name="ce65" table:formula="of:=([.K14]-[.K15])/[.K14]" office:value-type="percentage" office:value="-0.052500007166962" calcext:value-type="percentage">
            <text:p>-5.25%</text:p>
          </table:table-cell>
          <table:table-cell table:style-name="ce31" office:value-type="float" office:value="1" calcext:value-type="float">
            <text:p>1</text:p>
          </table:table-cell>
          <table:table-cell table:style-name="ce51" office:value-type="float" office:value="18932469123888" calcext:value-type="float">
            <text:p>18932469123888</text:p>
          </table:table-cell>
          <table:table-cell table:style-name="ce39" table:formula="of:=([.N14]-[.N15])/[.N14]" office:value-type="percentage" office:value="0.377383940968747" calcext:value-type="percentage">
            <text:p>37.74%</text:p>
          </table:table-cell>
          <table:table-cell table:style-name="ce70" table:formula="of:=([.O14]-[.O15])/[.O14]" office:value-type="percentage" office:value="0.0239351024938042" calcext:value-type="percentage">
            <text:p>2.39%</text:p>
          </table:table-cell>
          <table:table-cell table:style-name="ce31"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68.4286" calcext:value-type="float">
            <text:p>68.43</text:p>
          </table:table-cell>
          <table:table-cell table:style-name="ce14" table:formula="of:=([.B15]-[.B16])/[.B15]" office:value-type="percentage" office:value="0.762838929921115" calcext:value-type="percentage">
            <text:p>76.28%</text:p>
          </table:table-cell>
          <table:table-cell table:style-name="ce46" table:formula="of:=([.C15]-[.C16])/[.C15]" office:value-type="percentage" office:value="0.714583615473236" calcext:value-type="percentage">
            <text:p>71.46%</text:p>
          </table:table-cell>
          <table:table-cell table:style-name="Default" office:value-type="float" office:value="2" calcext:value-type="float">
            <text:p>2</text:p>
          </table:table-cell>
          <table:table-cell table:style-name="ce52" office:value-type="float" office:value="229960452.094156" calcext:value-type="float">
            <text:p>229960452</text:p>
          </table:table-cell>
          <table:table-cell table:style-name="ce14" table:formula="of:=([.F15]-[.F16])/[.F15]" office:value-type="percentage" office:value="0.399706811171416" calcext:value-type="percentage">
            <text:p>39.97%</text:p>
          </table:table-cell>
          <table:table-cell table:style-name="ce58" table:formula="of:=([.G15]-[.G16])/[.G15]" office:value-type="percentage" office:value="0.0558414004368135" calcext:value-type="percentage">
            <text:p>5.58%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255596021.46" calcext:value-type="float">
            <text:p>255596021</text:p>
          </table:table-cell>
          <table:table-cell table:style-name="ce13" table:formula="of:=([.J15]-[.J16])/[.J15]" office:value-type="percentage" office:value="0.440396182917956" calcext:value-type="percentage">
            <text:p>44.04%</text:p>
          </table:table-cell>
          <table:table-cell table:style-name="ce66" table:formula="of:=([.K15]-[.K16])/[.K15]" office:value-type="percentage" office:value="0.0561287076638585" calcext:value-type="percentage">
            <text:p>5.61%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1787659313646" calcext:value-type="float">
            <text:p>11787659313646</text:p>
          </table:table-cell>
          <table:table-cell table:style-name="ce13" table:formula="of:=([.N15]-[.N16])/[.N15]" office:value-type="percentage" office:value="0.368351217662144" calcext:value-type="percentage">
            <text:p>36.84%</text:p>
          </table:table-cell>
          <table:table-cell table:style-name="ce71" table:formula="of:=([.O15]-[.O16])/[.O15]" office:value-type="percentage" office:value="-0.014640180772474" calcext:value-type="percentage">
            <text:p>-1.46%</text:p>
          </table:table-cell>
          <table:table-cell table:number-columns-repeated="263"/>
          <table:table-cell table:style-name="Default" table:number-columns-repeated="733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4" office:value-type="float" office:value="16.2286" calcext:value-type="float">
            <text:p>16.23</text:p>
          </table:table-cell>
          <table:table-cell table:style-name="ce39" table:formula="of:=([.B16]-[.B17])/[.B16]" office:value-type="percentage" office:value="0.21772672935435" calcext:value-type="percentage">
            <text:p>21.77%</text:p>
          </table:table-cell>
          <table:table-cell table:style-name="ce45" table:formula="of:=([.C16]-[.C17])/[.C16]" office:value-type="percentage" office:value="-0.119792155606911" calcext:value-type="percentage">
            <text:p>-11.98%</text:p>
          </table:table-cell>
          <table:table-cell table:style-name="ce31" office:value-type="float" office:value="3" calcext:value-type="float">
            <text:p>3</text:p>
          </table:table-cell>
          <table:table-cell table:style-name="ce51" office:value-type="float" office:value="138043693.092064" calcext:value-type="float">
            <text:p>138043693</text:p>
          </table:table-cell>
          <table:table-cell table:style-name="ce39" table:formula="of:=([.F16]-[.F17])/[.F16]" office:value-type="percentage" office:value="0.377386623071472" calcext:value-type="percentage">
            <text:p>37.74%</text:p>
          </table:table-cell>
          <table:table-cell table:style-name="ce57" table:formula="of:=([.G16]-[.G17])/[.G16]" office:value-type="percentage" office:value="0.497539066483586" calcext:value-type="percentage">
            <text:p>49.75%</text:p>
          </table:table-cell>
          <table:table-cell table:style-name="ce31" office:value-type="float" office:value="3" calcext:value-type="float">
            <text:p>3</text:p>
          </table:table-cell>
          <table:table-cell table:style-name="ce51" office:value-type="float" office:value="143032509.24" calcext:value-type="float">
            <text:p>143032509</text:p>
          </table:table-cell>
          <table:table-cell table:style-name="ce39" table:formula="of:=([.J16]-[.J17])/[.J16]" office:value-type="percentage" office:value="0.415677314310675" calcext:value-type="percentage">
            <text:p>41.57%</text:p>
          </table:table-cell>
          <table:table-cell table:style-name="ce65" table:formula="of:=([.K16]-[.K17])/[.K16]" office:value-type="percentage" office:value="0.548370892831087" calcext:value-type="percentage">
            <text:p>54.84%</text:p>
          </table:table-cell>
          <table:table-cell table:style-name="ce31" office:value-type="float" office:value="3" calcext:value-type="float">
            <text:p>3</text:p>
          </table:table-cell>
          <table:table-cell table:style-name="ce51" office:value-type="float" office:value="7445660652078" calcext:value-type="float">
            <text:p>7445660652078</text:p>
          </table:table-cell>
          <table:table-cell table:style-name="ce39" table:formula="of:=([.N16]-[.N17])/[.N16]" office:value-type="percentage" office:value="0.373743946076479" calcext:value-type="percentage">
            <text:p>37.37%</text:p>
          </table:table-cell>
          <table:table-cell table:style-name="ce70" table:formula="of:=([.O16]-[.O17])/[.O16]" office:value-type="percentage" office:value="0.579452662833853" calcext:value-type="percentage">
            <text:p>57.95%</text:p>
          </table:table-cell>
          <table:table-cell table:style-name="ce31"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12.6952" calcext:value-type="float">
            <text:p>12.70</text:p>
          </table:table-cell>
          <table:table-cell table:style-name="ce13" table:formula="of:=([.B17]-[.B18])/[.B17]" office:value-type="percentage" office:value="0.24380868359695" calcext:value-type="percentage">
            <text:p>24.38%</text:p>
          </table:table-cell>
          <table:table-cell table:style-name="ce47" table:formula="of:=([.C17]-[.C18])/[.C17]" office:value-type="percentage" office:value="-0.0396215026492636" calcext:value-type="percentage">
            <text:p>-3.96%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85947849.9197351" calcext:value-type="float">
            <text:p>85947850</text:p>
          </table:table-cell>
          <table:table-cell table:style-name="ce13" table:formula="of:=([.F17]-[.F18])/[.F17]" office:value-type="percentage" office:value="0.189622034925099" calcext:value-type="percentage">
            <text:p>18.96%</text:p>
          </table:table-cell>
          <table:table-cell table:style-name="ce59" table:formula="of:=([.G17]-[.G18])/[.G17]" office:value-type="percentage" office:value="0.26528346455215" calcext:value-type="percentage">
            <text:p>26.53%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83577139.94" calcext:value-type="float">
            <text:p>83577140</text:p>
          </table:table-cell>
          <table:table-cell table:style-name="ce13" table:formula="of:=([.J17]-[.J18])/[.J17]" office:value-type="percentage" office:value="0.187731974332502" calcext:value-type="percentage">
            <text:p>18.77%</text:p>
          </table:table-cell>
          <table:table-cell table:style-name="ce66" table:formula="of:=([.K17]-[.K18])/[.K17]" office:value-type="percentage" office:value="0.234084367240292" calcext:value-type="percentage">
            <text:p>23.41%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4662890058824" calcext:value-type="float">
            <text:p>4662890058824</text:p>
          </table:table-cell>
          <table:table-cell table:style-name="ce13" table:formula="of:=([.N17]-[.N18])/[.N17]" office:value-type="percentage" office:value="0.157177021304431" calcext:value-type="percentage">
            <text:p>15.72%</text:p>
          </table:table-cell>
          <table:table-cell table:style-name="ce71" table:formula="of:=([.O17]-[.O18])/[.O17]" office:value-type="percentage" office:value="0.015904471700719" calcext:value-type="percentage">
            <text:p>1.59%</text:p>
          </table:table-cell>
          <table:table-cell table:number-columns-repeated="996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4" office:value-type="float" office:value="9.6" calcext:value-type="float">
            <text:p>9.60</text:p>
          </table:table-cell>
          <table:table-cell table:style-name="ce39" table:formula="of:=([.B18]-[.B19])/[.B18]" office:value-type="percentage" office:value="0.25346875" calcext:value-type="percentage">
            <text:p>25.35%</text:p>
          </table:table-cell>
          <table:table-cell table:style-name="ce45" table:formula="of:=([.C18]-[.C19])/[.C18]" office:value-type="percentage" office:value="-0.146909134262121" calcext:value-type="percentage">
            <text:p>-14.69%</text:p>
          </table:table-cell>
          <table:table-cell table:style-name="ce31" office:value-type="float" office:value="5" calcext:value-type="float">
            <text:p>5</text:p>
          </table:table-cell>
          <table:table-cell table:style-name="ce51" office:value-type="float" office:value="69650243.7205179" calcext:value-type="float">
            <text:p>69650244</text:p>
          </table:table-cell>
          <table:table-cell table:style-name="ce39" table:formula="of:=([.F18]-[.F19])/[.F18]" office:value-type="percentage" office:value="0.13931844454474" calcext:value-type="percentage">
            <text:p>13.93%</text:p>
          </table:table-cell>
          <table:table-cell table:style-name="ce57" table:formula="of:=([.G18]-[.G19])/[.G18]" office:value-type="percentage" office:value="-0.0767986933392403" calcext:value-type="percentage">
            <text:p>-7.68%</text:p>
          </table:table-cell>
          <table:table-cell table:style-name="ce31" office:value-type="float" office:value="5" calcext:value-type="float">
            <text:p>5</text:p>
          </table:table-cell>
          <table:table-cell table:style-name="ce51" office:value-type="float" office:value="67887038.45" calcext:value-type="float">
            <text:p>67887038</text:p>
          </table:table-cell>
          <table:table-cell table:style-name="ce39" table:formula="of:=([.J18]-[.J19])/[.J18]" office:value-type="percentage" office:value="0.143786853910107" calcext:value-type="percentage">
            <text:p>14.38%</text:p>
          </table:table-cell>
          <table:table-cell table:style-name="ce65" table:formula="of:=([.K18]-[.K19])/[.K18]" office:value-type="percentage" office:value="-0.00933336285553816" calcext:value-type="percentage">
            <text:p>-0.93%</text:p>
          </table:table-cell>
          <table:table-cell table:style-name="ce31" office:value-type="float" office:value="5" calcext:value-type="float">
            <text:p>5</text:p>
          </table:table-cell>
          <table:table-cell table:style-name="ce51" office:value-type="float" office:value="3929990888708" calcext:value-type="float">
            <text:p>3929990888708</text:p>
          </table:table-cell>
          <table:table-cell table:style-name="ce39" table:formula="of:=([.N18]-[.N19])/[.N18]" office:value-type="percentage" office:value="0.154677203817092" calcext:value-type="percentage">
            <text:p>15.47%</text:p>
          </table:table-cell>
          <table:table-cell table:style-name="ce70" table:formula="of:=([.O18]-[.O19])/[.O18]" office:value-type="percentage" office:value="0.0334149718382732" calcext:value-type="percentage">
            <text:p>3.34%</text:p>
          </table:table-cell>
          <table:table-cell table:style-name="ce31"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7.1667" calcext:value-type="float">
            <text:p>7.17</text:p>
          </table:table-cell>
          <table:table-cell table:style-name="ce13" table:formula="of:=([.B19]-[.B20])/[.B19]" office:value-type="percentage" office:value="0.290705624625002" calcext:value-type="percentage">
            <text:p>29.07%</text:p>
          </table:table-cell>
          <table:table-cell table:style-name="ce47" table:formula="of:=([.C19]-[.C20])/[.C19]" office:value-type="percentage" office:value="0.154115947561019" calcext:value-type="percentage">
            <text:p>15.41%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59946680.1032133" calcext:value-type="float">
            <text:p>59946680</text:p>
          </table:table-cell>
          <table:table-cell table:style-name="ce13" table:formula="of:=([.F19]-[.F20])/[.F19]" office:value-type="percentage" office:value="0.150017919043831" calcext:value-type="percentage">
            <text:p>15.00%</text:p>
          </table:table-cell>
          <table:table-cell table:style-name="ce59" table:formula="of:=([.G19]-[.G20])/[.G19]" office:value-type="percentage" office:value="-0.0754550790636633" calcext:value-type="percentage">
            <text:p>-7.55%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58125774.77" calcext:value-type="float">
            <text:p>58125775</text:p>
          </table:table-cell>
          <table:table-cell table:style-name="ce13" table:formula="of:=([.J19]-[.J20])/[.J19]" office:value-type="percentage" office:value="0.145128868791507" calcext:value-type="percentage">
            <text:p>14.51%</text:p>
          </table:table-cell>
          <table:table-cell table:style-name="ce66" table:formula="of:=([.K19]-[.K20])/[.K19]" office:value-type="percentage" office:value="-0.0826846796161649" calcext:value-type="percentage">
            <text:p>-8.27%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3322110887016" calcext:value-type="float">
            <text:p>3322110887016</text:p>
          </table:table-cell>
          <table:table-cell table:style-name="ce13" table:formula="of:=([.N19]-[.N20])/[.N19]" office:value-type="percentage" office:value="0.149508669407521" calcext:value-type="percentage">
            <text:p>14.95%</text:p>
          </table:table-cell>
          <table:table-cell table:style-name="ce71" table:formula="of:=([.O19]-[.O20])/[.O19]" office:value-type="percentage" office:value="-0.0560349043901517" calcext:value-type="percentage">
            <text:p>-5.60%</text:p>
          </table:table-cell>
          <table:table-cell table:number-columns-repeated="996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float" office:value="5.0833" calcext:value-type="float">
            <text:p>5.08</text:p>
          </table:table-cell>
          <table:table-cell table:style-name="ce39" table:formula="of:=([.B20]-[.B21])/[.B20]" office:value-type="percentage" office:value="0.245903251824602" calcext:value-type="percentage">
            <text:p>24.59%</text:p>
          </table:table-cell>
          <table:table-cell table:style-name="ce45" table:formula="of:=([.C20]-[.C21])/[.C20]" office:value-type="percentage" office:value="-0.0608718336681201" calcext:value-type="percentage">
            <text:p>-6.09%</text:p>
          </table:table-cell>
          <table:table-cell table:style-name="ce31" office:value-type="float" office:value="7" calcext:value-type="float">
            <text:p>7</text:p>
          </table:table-cell>
          <table:table-cell table:style-name="ce51" office:value-type="float" office:value="50953603.900543" calcext:value-type="float">
            <text:p>50953604</text:p>
          </table:table-cell>
          <table:table-cell table:style-name="ce39" table:formula="of:=([.F20]-[.F21])/[.F20]" office:value-type="percentage" office:value="0.16133753298625" calcext:value-type="percentage">
            <text:p>16.13%</text:p>
          </table:table-cell>
          <table:table-cell table:style-name="ce57" table:formula="of:=([.G20]-[.G21])/[.G20]" office:value-type="percentage" office:value="0.102459163494018" calcext:value-type="percentage">
            <text:p>10.25%</text:p>
          </table:table-cell>
          <table:table-cell table:style-name="ce31" office:value-type="float" office:value="7" calcext:value-type="float">
            <text:p>7</text:p>
          </table:table-cell>
          <table:table-cell table:style-name="ce51" office:value-type="float" office:value="49690046.83" calcext:value-type="float">
            <text:p>49690047</text:p>
          </table:table-cell>
          <table:table-cell table:style-name="ce39" table:formula="of:=([.J20]-[.J21])/[.J20]" office:value-type="percentage" office:value="0.157128802810589" calcext:value-type="percentage">
            <text:p>15.71%</text:p>
          </table:table-cell>
          <table:table-cell table:style-name="ce65" table:formula="of:=([.K20]-[.K21])/[.K20]" office:value-type="percentage" office:value="0.279488430167677" calcext:value-type="percentage">
            <text:p>27.95%</text:p>
          </table:table-cell>
          <table:table-cell table:style-name="ce31" office:value-type="float" office:value="7" calcext:value-type="float">
            <text:p>7</text:p>
          </table:table-cell>
          <table:table-cell table:style-name="ce51" office:value-type="float" office:value="2825426508674" calcext:value-type="float">
            <text:p>2825426508674</text:p>
          </table:table-cell>
          <table:table-cell table:style-name="ce39" table:formula="of:=([.N20]-[.N21])/[.N20]" office:value-type="percentage" office:value="0.15788637340327" calcext:value-type="percentage">
            <text:p>15.79%</text:p>
          </table:table-cell>
          <table:table-cell table:style-name="ce70" table:formula="of:=([.O20]-[.O21])/[.O20]" office:value-type="percentage" office:value="0.218601656201152" calcext:value-type="percentage">
            <text:p>21.86%</text:p>
          </table:table-cell>
          <table:table-cell table:style-name="ce31"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3.8333" calcext:value-type="float">
            <text:p>3.83</text:p>
          </table:table-cell>
          <table:table-cell table:style-name="ce13" table:formula="of:=([.B21]-[.B22])/[.B21]" office:value-type="percentage" office:value="0.260871833668119" calcext:value-type="percentage">
            <text:p>26.09%</text:p>
          </table:table-cell>
          <table:table-cell/>
          <table:table-cell office:value-type="float" office:value="8" calcext:value-type="float">
            <text:p>8</text:p>
          </table:table-cell>
          <table:table-cell table:style-name="ce53" office:value-type="float" office:value="42732875.1504709" calcext:value-type="float">
            <text:p>42732875</text:p>
          </table:table-cell>
          <table:table-cell table:style-name="ce13" table:formula="of:=([.F21]-[.F22])/[.F21]" office:value-type="percentage" office:value="0.14480702431629" calcext:value-type="percentage">
            <text:p>14.48%</text:p>
          </table:table-cell>
          <table:table-cell/>
          <table:table-cell office:value-type="float" office:value="8" calcext:value-type="float">
            <text:p>8</text:p>
          </table:table-cell>
          <table:table-cell table:style-name="ce53" office:value-type="float" office:value="41882309.26" calcext:value-type="float">
            <text:p>41882309</text:p>
          </table:table-cell>
          <table:table-cell table:style-name="ce13" table:formula="of:=([.J21]-[.J22])/[.J21]" office:value-type="percentage" office:value="0.113213120378931" calcext:value-type="percentage">
            <text:p>11.32%</text:p>
          </table:table-cell>
          <table:table-cell/>
          <table:table-cell office:value-type="float" office:value="8" calcext:value-type="float">
            <text:p>8</text:p>
          </table:table-cell>
          <table:table-cell table:style-name="ce53" office:value-type="float" office:value="2379330163902" calcext:value-type="float">
            <text:p>2379330163902</text:p>
          </table:table-cell>
          <table:table-cell table:style-name="ce13" table:formula="of:=([.N21]-[.N22])/[.N21]" office:value-type="percentage" office:value="0.123372150685722" calcext:value-type="percentage">
            <text:p>12.34%</text:p>
          </table:table-cell>
          <table:table-cell table:number-columns-repeated="997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4" office:value-type="float" office:value="2.8333" calcext:value-type="float">
            <text:p>2.83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51" office:value-type="float" office:value="36544854.6594516" calcext:value-type="float">
            <text:p>36544855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51" office:value-type="float" office:value="37140682.34" calcext:value-type="float">
            <text:p>37140682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51" office:value-type="float" office:value="2085787084390" calcext:value-type="float">
            <text:p>2085787084390</text:p>
          </table:table-cell>
          <table:table-cell table:style-name="ce31" table:number-columns-repeated="998"/>
        </table:table-row>
        <table:table-row table:style-name="ro1">
          <table:table-cell table:number-columns-repeated="2"/>
          <table:table-cell table:style-name="ce13"/>
          <table:table-cell table:number-columns-repeated="1009"/>
        </table:table-row>
        <table:table-row table:style-name="ro1" table:number-rows-repeated="1048552">
          <table:table-cell table:number-columns-repeated="1012"/>
        </table:table-row>
        <table:table-row table:style-name="ro1">
          <table:table-cell table:number-columns-repeated="1012"/>
        </table:table-row>
        <calcext:conditional-formats>
          <calcext:conditional-format calcext:target-range-address="Sheet1.D3:Sheet1.D9">
            <calcext:condition calcext:apply-style-name="Good" calcext:value="=MAX([$Sheet1.$D$3:.$D$9])" calcext:base-cell-address="Sheet1.D3"/>
          </calcext:conditional-format>
          <calcext:conditional-format calcext:target-range-address="Sheet1.D14:Sheet1.D20">
            <calcext:condition calcext:apply-style-name="Good" calcext:value="=MAX([$Sheet1.$D$14:.$D$20])" calcext:base-cell-address="Sheet1.D14"/>
          </calcext:conditional-format>
          <calcext:conditional-format calcext:target-range-address="Sheet1.H3:Sheet1.H9">
            <calcext:condition calcext:apply-style-name="Good" calcext:value="=MAX([$Sheet1.$H$3:.$H$9])" calcext:base-cell-address="Sheet1.H3"/>
          </calcext:conditional-format>
          <calcext:conditional-format calcext:target-range-address="Sheet1.H14:Sheet1.H20">
            <calcext:condition calcext:apply-style-name="Good" calcext:value="=MAX([$Sheet1.$H$14:.$H$20])" calcext:base-cell-address="Sheet1.H14"/>
          </calcext:conditional-format>
          <calcext:conditional-format calcext:target-range-address="Sheet1.L3:Sheet1.L9 Sheet1.P3:Sheet1.P9">
            <calcext:condition calcext:apply-style-name="Good" calcext:value="=MAX([$Sheet1.$L$3:.$L$9])" calcext:base-cell-address="Sheet1.L3"/>
          </calcext:conditional-format>
          <calcext:conditional-format calcext:target-range-address="Sheet1.L14:Sheet1.L20 Sheet1.P14:Sheet1.P20">
            <calcext:condition calcext:apply-style-name="Good" calcext:value="=MAX([$Sheet1.$L$14:.$L$20])" calcext:base-cell-address="Sheet1.L14"/>
          </calcext:conditional-format>
          <calcext:conditional-format calcext:target-range-address="Sheet1.P14:Sheet1.P20">
            <calcext:condition calcext:apply-style-name="Good" calcext:value="=MAX([$Sheet1.$P$14:.$P$20])" calcext:base-cell-address="Sheet1.P14"/>
          </calcext:conditional-format>
          <calcext:conditional-format calcext:target-range-address="Sheet1.P3:Sheet1.P9">
            <calcext:condition calcext:apply-style-name="Good" calcext:value="=MAX([$Sheet1.$P$3:.$P$9])" calcext:base-cell-address="Sheet1.P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1:44:10.810633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ss Garrison</meta:initial-creator>
    <meta:creation-date>2021-03-04T15:25:14.557803658</meta:creation-date>
    <dc:date>2021-03-05T11:39:22.503460910</dc:date>
    <dc:creator>Tess Garrison</dc:creator>
    <meta:editing-duration>PT18H7M8S</meta:editing-duration>
    <meta:editing-cycles>72</meta:editing-cycles>
    <meta:generator>LibreOffice/7.0.3.1$Linux_X86_64 LibreOffice_project/00$Build-1</meta:generator>
    <meta:document-statistic meta:table-count="1" meta:cell-count="276" meta:object-count="0"/>
  </office:meta>
</office:document-meta>
</file>